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7"><text:soft-page-break/>Sat July 7, 2018 <text:span text:style-name="T1">5.5 miles</text:span></text:p>
      <text:p text:style-name="P7">After a 2 mile warm up I ran the Heritage Days 5K race in Greenville PA. </text:p>
      <text:p text:style-name="P7">I ran fairly even pace the whole way and was 30<text:span text:style-name="T3">th</text:span> out of 109 runners.</text:p>
      <text:p text:style-name="P7">Time: 24:22 Average pace: 7:51</text:p>
      <text:p text:style-name="P7"/>
      <text:p text:style-name="P7">Sun July 8, 2018 <text:span text:style-name="T1">4 miles</text:span></text:p>
      <text:p text:style-name="P7">I walked and ran 4 miles on hilly roads and averaged 11:57/mile. <text:s/>I walked about 0.15 miles at the beginning of each mile.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08T21:59:23.89</dc:date>
    <dc:creator>James Lombardi</dc:creator>
    <meta:editing-duration>P4DT2H5M43S</meta:editing-duration>
    <meta:editing-cycles>336</meta:editing-cycles>
    <meta:generator>OpenOffice/4.1.2$Win32 OpenOffice.org_project/412m3$Build-9782</meta:generator>
    <meta:document-statistic meta:table-count="0" meta:image-count="0" meta:object-count="0" meta:page-count="5" meta:paragraph-count="113" meta:word-count="1141" meta:character-count="5555"/>
  </office:meta>
</office:document-meta>
</file>